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bold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fo:font-weight="100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text-properties fo:color="#000000" fo:font-weight="100"/>
    </style:style>
    <style:style style:name="P6" style:family="paragraph" style:parent-style-name="Standard">
      <style:text-properties fo:color="#000000" fo:font-weight="100" officeooo:paragraph-rsid="001cc87f"/>
    </style:style>
    <style:style style:name="P7" style:family="paragraph" style:parent-style-name="Standard">
      <style:text-properties fo:color="#000000" fo:font-weight="bold"/>
    </style:style>
    <style:style style:name="P8" style:family="paragraph" style:parent-style-name="Standard">
      <style:text-properties fo:color="#000000"/>
    </style:style>
    <style:style style:name="P9" style:family="paragraph" style:parent-style-name="Standard">
      <style:text-properties fo:color="#000000" fo:font-weight="100"/>
    </style:style>
    <style:style style:name="P10" style:family="paragraph" style:parent-style-name="Standard">
      <style:text-properties fo:color="#000000" fo:font-weight="100" officeooo:rsid="001fe38a" officeooo:paragraph-rsid="001fe38a"/>
    </style:style>
    <style:style style:name="P11" style:family="paragraph" style:parent-style-name="Standard">
      <style:text-properties fo:color="#000000" fo:font-weight="100" officeooo:rsid="00202fb5" officeooo:paragraph-rsid="00202fb5"/>
    </style:style>
    <style:style style:name="P12" style:family="paragraph" style:parent-style-name="Standard">
      <style:text-properties fo:color="#000000" fo:font-weight="bold"/>
    </style:style>
    <style:style style:name="T1" style:family="text">
      <style:text-properties officeooo:rsid="001ab1ff"/>
    </style:style>
    <style:style style:name="T2" style:family="text">
      <style:text-properties officeooo:rsid="001cc87f"/>
    </style:style>
    <style:style style:name="T3" style:family="text">
      <style:text-properties style:font-name="Times New Roman" fo:font-size="12pt" fo:language="de" fo:country="DE" style:letter-kerning="true"/>
    </style:style>
    <style:style style:name="T4" style:family="text">
      <style:text-properties style:font-name="Times New Roman" fo:font-size="12pt" fo:language="de" fo:country="DE" officeooo:rsid="001cc87f" style:letter-kerning="true"/>
    </style:style>
    <style:style style:name="T5" style:family="text">
      <style:text-properties officeooo:rsid="001e4d44"/>
    </style:style>
  </office:automatic-styles>
  <office:body>
    <office:text>
      <text:tracked-changes>
        <text:changed-region xml:id="ct93945915741872" text:id="ct93945915741872">
          <text:deletion>
            <office:change-info>
              <dc:creator>Unknown Author</dc:creator>
              <dc:date>2017-01-22T16:38:00</dc:date>
            </office:change-info>
            <text:p text:style-name="P1">Gardona</text:p>
          </text:deletion>
        </text:changed-region>
        <text:changed-region xml:id="ct93945915736368" text:id="ct93945915736368">
          <text:insertion>
            <office:change-info>
              <dc:creator>Unknown Author</dc:creator>
              <dc:date>2017-01-22T16:38:00</dc:date>
            </office:change-info>
          </text:insertion>
        </text:changed-region>
        <text:changed-region xml:id="ct93945915762800" text:id="ct93945915762800">
          <text:deletion>
            <office:change-info>
              <dc:creator>Unknown Author</dc:creator>
              <dc:date>2017-01-22T16:38:00</dc:date>
            </office:change-info>
            <text:p text:style-name="P2">Gardona</text:p>
          </text:deletion>
        </text:changed-region>
        <text:changed-region xml:id="ct93945915763824" text:id="ct93945915763824">
          <text:insertion>
            <office:change-info>
              <dc:creator>Unknown Author</dc:creator>
              <dc:date>2017-01-22T16:38:00</dc:date>
            </office:change-info>
          </text:insertion>
        </text:changed-region>
        <text:changed-region xml:id="ct93945846369680" text:id="ct93945846369680">
          <text:deletion>
            <office:change-info>
              <dc:creator>Tamino Dauth</dc:creator>
              <dc:date>2010-10-11T02:29:00</dc:date>
            </office:change-info>
            <text:p text:style-name="P3">lange</text:p>
          </text:deletion>
        </text:changed-region>
        <text:changed-region xml:id="ct93945846369984" text:id="ct93945846369984">
          <text:insertion>
            <office:change-info>
              <dc:creator>Tamino Dauth</dc:creator>
              <dc:date>2010-10-11T02:29:00</dc:date>
            </office:change-info>
          </text:insertion>
        </text:changed-region>
        <text:changed-region xml:id="ct93945846370288" text:id="ct93945846370288">
          <text:deletion>
            <office:change-info>
              <dc:creator>Tamino Dauth</dc:creator>
              <dc:date>2010-10-11T02:29:00</dc:date>
            </office:change-info>
            <text:p text:style-name="P3">,</text:p>
          </text:deletion>
        </text:changed-region>
        <text:changed-region xml:id="ct93945846373296" text:id="ct93945846373296">
          <text:insertion>
            <office:change-info>
              <dc:creator>Tamino Dauth</dc:creator>
              <dc:date>2011-04-13T17:56:00</dc:date>
            </office:change-info>
          </text:insertion>
        </text:changed-region>
        <text:changed-region xml:id="ct93945846369216" text:id="ct93945846369216">
          <text:insertion>
            <office:change-info>
              <dc:creator>Tamino Dauth</dc:creator>
              <dc:date>2010-10-11T02:29:00</dc:date>
            </office:change-info>
          </text:insertion>
        </text:changed-region>
        <text:changed-region xml:id="ct93945846373744" text:id="ct93945846373744">
          <text:insertion>
            <office:change-info>
              <dc:creator>Tamino Dauth</dc:creator>
              <dc:date>2010-10-11T02:30:00</dc:date>
            </office:change-info>
          </text:insertion>
        </text:changed-region>
        <text:changed-region xml:id="ct93945846373968" text:id="ct93945846373968">
          <text:insertion>
            <office:change-info>
              <dc:creator>Tamino Dauth</dc:creator>
              <dc:date>2010-10-11T02:30:00</dc:date>
            </office:change-info>
          </text:insertion>
        </text:changed-region>
        <text:changed-region xml:id="ct93945846370944" text:id="ct93945846370944">
          <text:insertion>
            <office:change-info>
              <dc:creator>Tamino Dauth</dc:creator>
              <dc:date>2011-04-13T18:07:00</dc:date>
            </office:change-info>
          </text:insertion>
        </text:changed-region>
        <text:changed-region xml:id="ct93945846063968" text:id="ct93945846063968">
          <text:insertion>
            <office:change-info>
              <dc:creator>Tamino Dauth</dc:creator>
              <dc:date>2011-02-19T22:22:00</dc:date>
            </office:change-info>
          </text:insertion>
        </text:changed-region>
        <text:changed-region xml:id="ct93945846064400" text:id="ct93945846064400">
          <text:insertion>
            <office:change-info>
              <dc:creator>Tamino Dauth</dc:creator>
              <dc:date>2011-04-13T18:30:00</dc:date>
            </office:change-info>
          </text:insertion>
        </text:changed-region>
        <text:changed-region xml:id="ct93945846374544" text:id="ct93945846374544">
          <text:insertion>
            <office:change-info>
              <dc:creator>Tamino Dauth</dc:creator>
              <dc:date>2011-04-13T18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change text:change-id="ct93945915741872"/><text:change-start text:change-id="ct93945915736368"/><text:span text:style-name="T3">Gardonar</text:span><text:change-end text:change-id="ct93945915736368"/></text:p>
      <text:p text:style-name="P2"><text:change text:change-id="ct93945915762800"/><text:change-start text:change-id="ct93945915763824"/><text:span text:style-name="T3">Gardonar</text:span><text:change-end text:change-id="ct93945915763824"/> ist ein klein wenig größer als die meisten Menschen und Hochelfen (ca. zwei Meter groß), er hat rote, schuppige Haut und zwei gewölbte, große Hörner auf der Stirn.</text:p>
      <text:p text:style-name="P2">Er trägt ein riesiges lilafarbenes Gewand und hat recht große Krallen an den Händen.</text:p>
      <text:p text:style-name="P2">Das lilafarbene Gewand ist stets geschlossen, sodass man nicht sieht, was er drunter sonst noch trägt bzw. wie er aussieht.</text:p>
      <text:p text:style-name="P2"/>
      <text:p text:style-name="P1">Baradé</text:p>
      <text:p text:style-name="P3">Baradé trägt zu Beginn als Botschafter der Hochelfen einen <text:bookmark-start text:name="__DdeLink__2316_2049148477"/>magentafarbenen<text:bookmark-end text:name="__DdeLink__2316_2049148477"/> Umhang mit Kapuze. Dies ist die Farbe der Botschafter und Neutralen in Tfjahn. Darunter trägt er braune Lederkleidung: eine Jacke und eine Hose. Dazu noch <text:change text:change-id="ct93945846369680"/><text:change-start text:change-id="ct93945846369984"/>hohe<text:change-end text:change-id="ct93945846369984"/><text:change text:change-id="ct93945846370288"/> schwarze Lederstiefel.<text:change-start text:change-id="ct93945846373296"/></text:p>
      <text:p text:style-name="P6"><text:span text:style-name="T2">Unter der Jacke trägt er ein weißes Seidenhemd (kostbare Kleidung </text:span><text:span text:style-name="T4">→</text:span><text:span text:style-name="T2"> königliche Familie usw.)</text:span><text:change-end text:change-id="ct93945846373296"/></text:p>
      <text:p text:style-name="P3">Er hat einen blauen Samt- und Ledergürtel an, welcher auf sein königliches Blut hinweist. An diesem Gürtel befindet sich sein Beutel mit Gold, <text:change-start text:change-id="ct93945846369216"/>ein Beutel mit Utensilien<text:change-end text:change-id="ct93945846369216"/><text:change-start text:change-id="ct93945846373744"/> (Schlageisen, Zunder, Feuerstein, in Wachs getränktes Stoffzeug), <text:change-end text:change-id="ct93945846373744"/>sein Schwert in dessen Scheide und ein Messer.</text:p>
      <text:p text:style-name="P3">Er trägt außerde<text:change-start text:change-id="ct93945846373968"/>m<text:change-end text:change-id="ct93945846373968"/>, schwarze Lederhandschuhe.</text:p>
      <text:p text:style-name="P3">Sein Schwert hat einen mit blauem Leder umbundenen Griff und einen silbernen Knauf, sowie einen silbernen Schaft. Es steckt in einer schwarzen Scheide.<text:change-start text:change-id="ct93945846370944"/> <text:span text:style-name="T5">Es gehörte einem Freund von Baradé, Fulchar!</text:span><text:change-end text:change-id="ct93945846370944"/></text:p>
      <text:p text:style-name="P3"/>
      <text:p text:style-name="P3">Im Flammturm wechselt er seine Kleidung bis er sch<text:change-start text:change-id="ct93945846063968"/><text:span text:style-name="T1">l</text:span><text:change-end text:change-id="ct93945846063968"/>ießlich wieder die alte trägt und damit heimwärts reitet.<text:change-start text:change-id="ct93945846064400"/></text:p>
      <text:p text:style-name="P10">Er erhält im Flammturm ein rotes Gewand und trägt daran seinen Gürtel mit Schwert- und Messerscheide und Beutel.<text:change-end text:change-id="ct93945846064400"/><text:change-start text:change-id="ct93945846374544"/></text:p>
      <text:p text:style-name="P11">Er bekommt nochmal einen Mantel in der Flammburg. Überprüfen, was er trägt, wenn er nach Wallfurt reitet!<text:change-end text:change-id="ct93945846374544"/></text:p>
      <text:p text:style-name="P1"/>
      <text:p text:style-name="P1">Gotlinde</text:p>
      <text:p text:style-name="P3">Gotlinde trägt niemals eine Waffe bei sich. Sie kann ausgezeichnet mit Stab und Speer kämpfen, besitzt aber keinen festen. Sie trägt rote, lilafarbene und dunkelgrüne weite Gewänder.</text:p>
      <text:p text:style-name="P3">PRÄZISIEREN!</text:p>
      <text:p text:style-name="P1"/>
      <text:p text:style-name="P1">Der Wasserman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de" fo:country="DE" style:letter-kerning="true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de" fo:country="DE" style:letter-kerning="true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Times New Roman" fo:font-family="'Times New Roman'" fo:font-size="12pt" fo:language="de" fo:country="DE" style:letter-kerning="true"/>
    </style:style>
    <style:style style:name="Heading" style:family="paragraph" style:next-style-name="Text_20_body" style:class="text">
      <style:paragraph-properties fo:margin-top="0.423cm" fo:margin-bottom="0.212cm" loext:contextual-spacing="false" style:writing-mode="page"/>
      <style:text-properties style:font-name="Arial" fo:font-family="Arial" fo:font-size="14pt" fo:language="de" fo:country="DE" style:letter-kerning="true"/>
    </style:style>
    <style:style style:name="Text_20_body" style:display-name="Text body" style:family="paragraph" style:class="text">
      <style:paragraph-properties fo:margin-top="0cm" fo:margin-bottom="0.212cm" loext:contextual-spacing="false" style:writing-mode="page"/>
      <style:text-properties style:font-name="Times New Roman" fo:font-family="'Times New Roman'" fo:font-size="12pt" fo:language="de" fo:country="DE" style:letter-kerning="true"/>
    </style:style>
    <style:style style:name="List" style:family="paragraph" style:class="list">
      <style:paragraph-properties fo:margin-top="0cm" fo:margin-bottom="0.212cm" loext:contextual-spacing="false" style:writing-mode="page"/>
      <style:text-properties style:font-name="Times New Roman" fo:font-family="'Times New Roman'" fo:font-size="12pt" fo:language="de" fo:country="DE" style:letter-kerning="true"/>
    </style:style>
    <style:style style:name="Index" style:family="paragraph" style:class="index">
      <style:paragraph-properties style:writing-mode="page"/>
      <style:text-properties style:font-name="Times New Roman" fo:font-family="'Times New Roman'" fo:font-size="12pt" fo:language="de" fo:country="DE" style:letter-kerning="true"/>
    </style:style>
    <style:style style:name="Caption" style:family="paragraph" style:class="extra">
      <style:paragraph-properties fo:margin-top="0.212cm" fo:margin-bottom="0.212cm" loext:contextual-spacing="false" style:writing-mode="page"/>
      <style:text-properties style:font-name="Times New Roman" fo:font-family="'Times New Roman'" fo:font-size="12pt" fo:language="de" fo:country="DE" fo:font-style="italic" style:letter-kerning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title/>
    <meta:initial-creator>Tamino Dauth</meta:initial-creator>
    <meta:editing-cycles>15</meta:editing-cycles>
    <dc:date>2017-01-22T16:38:51.700097589</dc:date>
    <meta:creation-date>2010-05-01T10:39:39</meta:creation-date>
    <meta:editing-duration>PT7H12M35S</meta:editing-duration>
    <meta:document-statistic meta:table-count="0" meta:image-count="0" meta:object-count="0" meta:page-count="1" meta:paragraph-count="17" meta:word-count="277" meta:character-count="1804" meta:non-whitespace-character-count="1544"/>
  </office:meta>
</office:document-meta>
</file>